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958.2pt"/>
    </style:style>
    <style:style style:name="co5" style:family="table-column">
      <style:table-column-properties fo:break-before="auto" style:column-width="386.19pt"/>
    </style:style>
    <style:style style:name="co6" style:family="table-column">
      <style:table-column-properties fo:break-before="auto" style:column-width="258.04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rmination 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Julia-advice</text:p>
          </table:table-cell>
          <table:table-cell office:value-type="string" calcext:value-type="string">
            <text:p>Naturnahe-text</text:p>
          </table:table-cell>
          <table:table-cell office:value-type="string" calcext:value-type="string">
            <text:p>Naturnahe-rec</text:p>
          </table:table-cell>
          <table:table-cell office:value-type="string" calcext:value-type="string">
            <text:p>Sylvan seeds</text:p>
          </table:table-cell>
          <table:table-cell office:value-type="string" calcext:value-type="string">
            <text:p>seed-germ-theory-practice</text:p>
          </table:table-cell>
          <table:table-cell office:value-type="string" calcext:value-type="string">
            <text:p>origin-pub</text:p>
          </table:table-cell>
          <table:table-cell office:value-type="string" calcext:value-type="string">
            <text:p>origin-pri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orage type</text:p>
          </table:table-cell>
        </table:table-row>
        <table:table-row table:style-name="ro1">
          <table:table-cell office:value-type="string" calcext:value-type="string">
            <text:p>agrostemma githalgo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stor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nacamtis morio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Pres-la-Patt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nthemis tinctori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Schnell keimende Saat; die bei gleichmaessiger Feuchtigkeit und Temperaturen um 20 C nach 5 bis 15 Tagen kei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 table:number-columns-repeated="4"/>
          <table:table-cell office:value-type="string" calcext:value-type="string">
            <text:p>volo</text:p>
          </table:table-cell>
        </table:table-row>
        <table:table-row table:style-name="ro1">
          <table:table-cell office:value-type="string" calcext:value-type="string">
            <text:p>Anthericum racimos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risches saatgut; sinst wie kaltkeimer; vegetative durch tei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olo</text:p>
          </table:table-cell>
        </table:table-row>
        <table:table-row table:style-name="ro1">
          <table:table-cell office:value-type="string" calcext:value-type="string">
            <text:p>Anthyllis vulnerari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ung erfolgt nicht sehr gleichm�ssig; jedoch bei ausreichender Feuchtigkeit und 20 C probleml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quilegia vulgar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6-18 C; feb-mar; lichtkeimer; aliteres Saatgut wie Kaltkeim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 amell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ecommends vegetative;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 linosyr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at Februar-M�rz bei 15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tici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anula perscifol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ussat von Dezember bis Marz; kaltkeimer. Samen kaum abdecke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anula rapunculoide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lteres saatgut wie Kaltkeimer behandeln; Aussat januar-Februar 5 bis 10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 constant temperature; cold stratified; unscarifi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anula rotundifol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er staubfeine Samen wird dabei auf das bereits gut angefeuchtete Substrat gestreut; evtl. och leicht angedr�ckt; jedoch nicht mit Erde �bersiebt. Innerhalb 3 monat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crispus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carduus personat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arlina vulgar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april bei 10 bis 12 C. Keimt je nach Herkunft schnell. Wenn die Keimung nach 3 bis 4 wochen nicht erfolgt ist; K�hlebehandlung Zu hohe temperature verzogern keimung bis zu einem Jahr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aurea jace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entaurea montan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magglin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cabios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at im januar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idonum maju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t von marz bis Mai. Keimergebninis nicht immer gleichm�ssig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ichorium intyb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m gunstigen von Mai bis Juli ausges�t;Dunkelkeimer; &gt; 12 C hoher Feuchtigkeit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irsium vulgar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Dianthus carthusianor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Bei gleichm�ssiger feuchtigkeit und temperaturen um 20 C keimen sie bei kLichtkeimer in 3 - 4 wochen.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thus carthusianorum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i gleichm�ssiger feuchtigkeit und temperaturen um 20 C keimen sie bei kLichtkeimer in 3 - 4 woch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nthus superb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Bei gleichm�ssiger Feuchtigkeit und Temperaturen um 20 C schnell keimend. Samen nur gaz dunn abdeck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nthus sylvestri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i gleichm�ssiger Feuchtigkeit und Temperaturen um 20 C schnell keimend. Samen nur gaz dunn abdeck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hinacea purpure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lobium angustifoli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Lichtkeimer. Keimung erfolgt nicht sehr gleichm�sig. Bei ausrecihender Feuchtigkeit unde Temperaturen um 20 C jedoch problemlos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Orvin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epilobium ciliat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Lichtkeimer. Keimung erfolgt nicht sehr gleichm�sig. Bei ausrecihender Feuchtigkeit unde Temperaturen um 20 C jedoch problemlos. Fur e montanum.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Epilobium dodonaei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t im Januar-Februar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lobium dodonaei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t im Januar-Februar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phorbia cyparissia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er Same ist jederzeit keimbereit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aium sylvatic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 Saat. Glechm�ssige Feichtigkeit und temperaturen um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anium sanguine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 Saat. Glechm�ssige Feichtigkeit und temperaturen um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um urban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isches saatgut keimt schnell. Wenn nach 3 bis 4 wochem Samen nicht aufl�uft; 2-4 wochen K�hlebehandlung.</text:p>
          </table:table-cell>
          <table:table-cell/>
          <table:table-cell office:value-type="string" calcext:value-type="string">
            <text:p>light; constant temperature; unstratified; unscarified (all conditions)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helianthemum nummulari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Keimung wird vom licht beeinflusst; w�hrend Dunkelheit eine Verz�gerung bis zu 8 Jahre verursachen kann. Aussaat von Januar bis Mai. Bei 15 C 14-20 Keimtage.</text:p>
          </table:table-cell>
          <table:table-cell/>
          <table:table-cell office:value-type="string" calcext:value-type="string">
            <text:p>light; constant temperature; unstratified; unscarified (all conditions; not optimal yiel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icum perforat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 Jahre keimf�hig. Aussaat M�rz - April. Bei gleichm�ssiger <text:s/>Feuchtigkeit und Temperaturen um 20 C keimen die Samen in etw 3 Wochen. Nicht mit erde abdecken</text:p>
          </table:table-cell>
          <table:table-cell/>
          <table:table-cell office:value-type="string" calcext:value-type="string">
            <text:p>light; constant temperature; unstratified; unscarified (all conditions; lower yield; 25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atis tinctori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eilandaussaat <text:s/>im April-Mai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hyrus vern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Frisches saatgut verwenden. Wenn nach 3-4 wochen keine Keimung; 2-4 wochen kuhlperiode aussetzen. Auch mechaische besch�digung der hartschaligen Samen durch Reiben zwischen trockenem; scharfem Sand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ndula officinalis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ucanthemum vulgare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isticum officinale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f�higkeit von kurzer Dauer. Bei niedrigeren Aussaattermperaturen brauchen 21 Tage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tus corniculatu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ls Tiefwurzel nur mit Erdballen verpflanzbar. Aussaat im Januar-Februar bei 5 C.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alva alce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April bei 5 C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malva sylvestri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ung erfolgt bei gleichm�ssiger Feuchtigkeit und 20 C nach 20 - 30 Tagen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cygne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Matricaria chamomilla</text:p>
          </table:table-cell>
          <table:table-cell office:value-type="string" calcext:value-type="string">
            <text:p>persona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Matricaria reticulat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ago lupulina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ohne Vorbehandlung jederzeit keimbereit</text:p>
          </table:table-cell>
          <table:table-cell/>
          <table:table-cell office:value-type="string" calcext:value-type="string">
            <text:p>darkness; constant temperature; nonstratified; scarified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edicago sativa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ohne Vorbehandlung jederzeit keimbereit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elampyrum pratense</text:p>
          </table:table-cell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light; constant temperature; nonstratified; unscarified; 10 C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onobrychis viciifoli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origanum vulgare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ussat Ende april an Orte</text:p>
          </table:table-cell>
          <table:table-cell/>
          <table:table-cell office:value-type="string" calcext:value-type="string">
            <text:p>light; constant temperature; nonstratified; unscarified; 20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aver somniferum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eilandaussat von Februar bis April. Bei 12 C 14-20 Keimtage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aver sp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papaver sp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Plantago sp.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�hjahr aussaat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Polemanium caeruleum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im Januar-Februar. Keimung erfolgt nicht sofort und sehr gleichm�ssig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entilla recta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Mai bei 12 - 20 C</text:p>
          </table:table-cell>
          <table:table-cell/>
          <table:table-cell office:value-type="string" calcext:value-type="string">
            <text:p>no entry</text:p>
          </table:table-cell>
          <table:table-cell office:value-type="string" calcext:value-type="string">
            <text:p>70 Light after 6 months dry storage at 70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ula ver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Vor der Saatguternte darauf achten; dass die Samen nicht durch den Wind ausgesch�ttet werden. Im februar-m�rz bei etwa 20 C auss�en. Samen nur sehr d�nn abdecken. Alteres Saatgut wie <text:s/>Kaltkeimer behandeln</text:p>
          </table:table-cell>
          <table:table-cell/>
          <table:table-cell office:value-type="string" calcext:value-type="string">
            <text:p>light; alternating temperature; cold stratified; unscarified</text:p>
          </table:table-cell>
          <table:table-cell office:value-type="string" calcext:value-type="string">
            <text:p>no 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inanthus alecterolophus</text:p>
          </table:table-cell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office:value-type="string" calcext:value-type="string">
            <text:p>70 Dark 14 weeks</text:p>
          </table:table-cell>
          <table:table-cell office:value-type="string" calcext:value-type="string">
            <text:p>La Chaux de Fond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alvia pratens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samen keimen ungleichm�ssig; jedoch meist problemlos</text:p>
          </table:table-cell>
          <table:table-cell/>
          <table:table-cell table:number-columns-repeated="2" office:value-type="string" calcext:value-type="string">
            <text:p>no 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uisorba minor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light; alternating temperature; nonstratified; unscarified; 25 C</text:p>
          </table:table-cell>
          <table:table-cell office:value-type="string" calcext:value-type="string">
            <text:p>70 degrees fahrenheit; light OR dark; 80% second week</text:p>
          </table:table-cell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Sanguisorba officinalis</text:p>
          </table:table-cell>
          <table:table-cell office:value-type="string" calcext:value-type="string">
            <text:p>Felseck-bonus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office:value-type="string" calcext:value-type="string">
            <text:p>70 degrees Fahrenheit; light; 45% in second we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ponaria ocymoide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icht zu nass unde temperaturen + 20 C. Samen nur ganz d�nn abdecken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 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um alb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w�smit Sand mischen und auss�en. Bew�ssern von unten; keimung nicht gliechm�assig aber problemlo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dum telephi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vegetativ von feb-mar Blatt oder grundst�ndige Stecklinge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ene arvensis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ilene dioic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ight; alternating temperature; nonstratified; unscarified; 15 C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Silene flos cuculi</text:p>
          </table:table-cell>
          <table:table-cell office:value-type="string" calcext:value-type="string">
            <text:p>Felseck-bonus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ene nutan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vermehrung leicht durch aussaat. Vegetativ durch teilung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hys recht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jederzeit keimbereit. Dunkelkeimer. 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hys recht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jederzeit keimbereit. Dunkelkeimer. 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tellaria medi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light; constant temperature; nonstratified; unscarified; 20 C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Tanecetum vulgare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ucrium chamaedry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junges saatgut schnell keimend. Sont swie kaltkeimer behandeln. Ende marz bis april aus�en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ucrium montanum</text:p>
          </table:table-cell>
          <table:table-cell office:value-type="string" calcext:value-type="string">
            <text:p>Felseck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ymus pugleoide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gopogon pratens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trifolium campestre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o entry - T medium: der Same ist jederzeit keimbereit. Aussaat von April bis August. Bei entsprechender Feuchtigkeit und W�rme keimt das Saatgut innerhalb 4 wochen.</text:p>
          </table:table-cell>
          <table:table-cell/>
          <table:table-cell office:value-type="string" calcext:value-type="string">
            <text:p>darkness; constant temperature; nonstratified; scarified; 20 C (25% germination rate)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valeriana officinal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irekt nach der Reife im august oder mar-apr auss�en. Lichtkeimer; 2 wochen</text:p>
          </table:table-cell>
          <table:table-cell/>
          <table:table-cell office:value-type="string" calcext:value-type="string">
            <text:p>light; constant temperature; nonstratified; unscarified; 20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riana officinal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irekt nach der Reife im august oder mar-apr auss�en. Lichtkeimer; 2 wochen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bascum lychniti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Mai bs Juli. Lichtkeimer. Werden im Fr�hjah oder Fr�hsomme ausgepflanzt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s Saatgut.Aassaat von August bis Februar bei gleichmassiger feuchtigkeit und Temperaturen +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1:01:17.491135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02:21:00.496810200</dc:date>
    <meta:editing-duration>PT22M8S</meta:editing-duration>
    <meta:editing-cycles>3</meta:editing-cycles>
    <meta:generator>LibreOffice/6.0.7.3$Linux_X86_64 LibreOffice_project/00m0$Build-3</meta:generator>
    <meta:document-statistic meta:table-count="1" meta:cell-count="533" meta:object-count="0"/>
  </office:meta>
</office:document-meta>
</file>